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4.563cm"/>
    </style:style>
    <style:style style:name="co2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0.945cm"/>
    </style:style>
    <style:style style:name="ro3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7" style:family="table-cell" style:parent-style-name="Default">
      <style:table-cell-properties fo:background-color="#ff3333" fo:wrap-option="wrap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2" table:number-columns-repeated="8" table:default-cell-style-name="ce2"/>
        <table:table-column table:style-name="co4" table:default-cell-style-name="ce2"/>
        <table:table-column table:style-name="co2" table:number-columns-repeated="7" table:default-cell-style-name="ce2"/>
        <table:table-column table:style-name="co2" table:default-cell-style-name="Default"/>
        <table:table-column table:style-name="co2" table:number-columns-repeated="1007" table:default-cell-style-name="ce2"/>
        <table:table-row table:style-name="ro2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Description">
            <text:p>Description</text:p>
          </table:table-cell>
          <table:table-cell table:style-name="ce1" table:formula="of:=[HumanReadable.D1]" office:value-type="string" office:string-value="DisplayType">
            <text:p>DisplayType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2]);&quot;&quot;;[HumanReadable.A2])" office:value-type="string" office:string-value="PlantSkill">
            <text:p>PlantSkill</text:p>
          </table:table-cell>
          <table:table-cell table:style-name="ce1" table:formula="of:=[HumanReadable.B2]" office:value-type="string" office:string-value="Plant Skill">
            <text:p>Plant Skill</text:p>
          </table:table-cell>
          <table:table-cell table:style-name="ce1" table:formula="of:=[HumanReadable.C2]" office:value-type="string" office:string-value="How familiar this citizen is with Plants">
            <text:p>How familiar this citizen is with Plants</text:p>
          </table:table-cell>
          <table:table-cell table:style-name="ce1" table:formula="of:=[HumanReadable.D2]" office:value-type="string" office:string-value="ZeroDecimalFloat">
            <text:p>ZeroDecimalFloat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3]);&quot;&quot;;[HumanReadable.A3])" office:value-type="string" office:string-value="FoodSkill">
            <text:p>FoodSkill</text:p>
          </table:table-cell>
          <table:table-cell table:style-name="ce1" table:formula="of:=[HumanReadable.B3]" office:value-type="string" office:string-value="Food Skill">
            <text:p>Food Skill</text:p>
          </table:table-cell>
          <table:table-cell table:style-name="ce1" table:formula="of:=[HumanReadable.C3]" office:value-type="string" office:string-value="How good this citizen is with Food">
            <text:p>How good this citizen is with Food</text:p>
          </table:table-cell>
          <table:table-cell table:style-name="ce1" table:formula="of:=[HumanReadable.D3]" office:value-type="string" office:string-value="ZeroDecimalFloat">
            <text:p>ZeroDecimalFloat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4]);&quot;&quot;;[HumanReadable.A4])" office:value-type="string" office:string-value="Gender">
            <text:p>Gender</text:p>
          </table:table-cell>
          <table:table-cell table:style-name="ce1" table:formula="of:=[HumanReadable.B4]" office:value-type="string" office:string-value="Gender">
            <text:p>Gender</text:p>
          </table:table-cell>
          <table:table-cell table:style-name="ce1" table:formula="of:=[HumanReadable.C4]" office:value-type="string" office:string-value="What Gender this citizen has.">
            <text:p>What Gender this citizen has.</text:p>
          </table:table-cell>
          <table:table-cell table:style-name="ce1" table:formula="of:=[HumanReadable.D4]" office:value-type="string" office:string-value="Text">
            <text:p>Text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5]);&quot;&quot;;[HumanReadable.A5])">
            <text:p/>
          </table:table-cell>
          <table:table-cell table:style-name="ce1" table:formula="of:=[HumanReadable.B5]" office:value-type="float" office:value="0">
            <text:p>0</text:p>
          </table:table-cell>
          <table:table-cell table:style-name="ce1" table:formula="of:=[HumanReadable.C5]" office:value-type="float" office:value="0">
            <text:p>0</text:p>
          </table:table-cell>
          <table:table-cell table:style-name="ce1" table:formula="of:=[HumanReadable.D5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6]);&quot;&quot;;[HumanReadable.A6])">
            <text:p/>
          </table:table-cell>
          <table:table-cell table:style-name="ce1" table:formula="of:=[HumanReadable.B6]" office:value-type="float" office:value="0">
            <text:p>0</text:p>
          </table:table-cell>
          <table:table-cell table:style-name="ce1" table:formula="of:=[HumanReadable.C6]" office:value-type="float" office:value="0">
            <text:p>0</text:p>
          </table:table-cell>
          <table:table-cell table:style-name="ce1" table:formula="of:=[HumanReadable.D6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7]);&quot;&quot;;[HumanReadable.A7])">
            <text:p/>
          </table:table-cell>
          <table:table-cell table:style-name="ce1" table:formula="of:=[HumanReadable.B7]" office:value-type="float" office:value="0">
            <text:p>0</text:p>
          </table:table-cell>
          <table:table-cell table:style-name="ce1" table:formula="of:=[HumanReadable.C7]" office:value-type="float" office:value="0">
            <text:p>0</text:p>
          </table:table-cell>
          <table:table-cell table:style-name="ce1" table:formula="of:=[HumanReadable.D7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8]);&quot;&quot;;[HumanReadable.A8])">
            <text:p/>
          </table:table-cell>
          <table:table-cell table:style-name="ce1" table:formula="of:=[HumanReadable.B8]" office:value-type="float" office:value="0">
            <text:p>0</text:p>
          </table:table-cell>
          <table:table-cell table:style-name="ce1" table:formula="of:=[HumanReadable.C8]" office:value-type="float" office:value="0">
            <text:p>0</text:p>
          </table:table-cell>
          <table:table-cell table:style-name="ce1" table:formula="of:=[HumanReadable.D8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9]);&quot;&quot;;[HumanReadable.A9])">
            <text:p/>
          </table:table-cell>
          <table:table-cell table:style-name="ce1" table:formula="of:=[HumanReadable.B9]" office:value-type="float" office:value="0">
            <text:p>0</text:p>
          </table:table-cell>
          <table:table-cell table:style-name="ce1" table:formula="of:=[HumanReadable.C9]" office:value-type="float" office:value="0">
            <text:p>0</text:p>
          </table:table-cell>
          <table:table-cell table:style-name="ce1" table:formula="of:=[HumanReadable.D9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0]);&quot;&quot;;[HumanReadable.A10])">
            <text:p/>
          </table:table-cell>
          <table:table-cell table:style-name="ce1" table:formula="of:=[HumanReadable.B10]" office:value-type="float" office:value="0">
            <text:p>0</text:p>
          </table:table-cell>
          <table:table-cell table:style-name="ce1" table:formula="of:=[HumanReadable.C10]" office:value-type="float" office:value="0">
            <text:p>0</text:p>
          </table:table-cell>
          <table:table-cell table:style-name="ce1" table:formula="of:=[HumanReadable.D10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1]);&quot;&quot;;[HumanReadable.A11])">
            <text:p/>
          </table:table-cell>
          <table:table-cell table:style-name="ce1" table:formula="of:=[HumanReadable.B11]" office:value-type="float" office:value="0">
            <text:p>0</text:p>
          </table:table-cell>
          <table:table-cell table:style-name="ce1" table:formula="of:=[HumanReadable.C11]" office:value-type="float" office:value="0">
            <text:p>0</text:p>
          </table:table-cell>
          <table:table-cell table:style-name="ce1" table:formula="of:=[HumanReadable.D11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2]);&quot;&quot;;[HumanReadable.A12])">
            <text:p/>
          </table:table-cell>
          <table:table-cell table:style-name="ce1" table:formula="of:=[HumanReadable.B12]" office:value-type="float" office:value="0">
            <text:p>0</text:p>
          </table:table-cell>
          <table:table-cell table:style-name="ce1" table:formula="of:=[HumanReadable.C12]" office:value-type="float" office:value="0">
            <text:p>0</text:p>
          </table:table-cell>
          <table:table-cell table:style-name="ce1" table:formula="of:=[HumanReadable.D12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7"/>
          <table:table-cell table:number-columns-repeated="1000"/>
        </table:table-row>
        <table:table-row table:style-name="ro2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0]);&quot;&quot;;[HumanReadable.A20])">
            <text:p/>
          </table:table-cell>
          <table:table-cell table:style-name="ce1" table:formula="of:=[HumanReadable.B20]" office:value-type="float" office:value="0">
            <text:p>0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0">
            <text:p>0</text:p>
          </table:table-cell>
          <table:table-cell table:style-name="Default" table:number-columns-repeated="12"/>
          <table:table-cell/>
          <table:table-cell table:style-name="Default" table:number-columns-repeated="1007"/>
        </table:table-row>
        <table:table-row table:style-name="ro2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2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umanReadable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table-cell office:value-type="string">
            <text:p>PlantSkill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ZeroDecimalFloat</text:p>
          </table:table-cell>
          <table:table-cell table:number-columns-repeated="1020"/>
        </table:table-row>
        <table:table-row table:style-name="ro2">
          <table:table-cell office:value-type="string">
            <text:p>FoodSkill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ZeroDecimalFloat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Gender</text:p>
          </table:table-cell>
          <table:table-cell office:value-type="string">
            <text:p>What Gender this citizen has.</text:p>
          </table:table-cell>
          <table:table-cell office:value-type="string">
            <text:p>Text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>
          <table:table-cell table:number-columns-repeated="4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GROUND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formula="of:=INDIRECT(  ADDRESS(   MATCH(#REF!.$H1;#REF!.$A$1:$A$500;0);   MATCH(&quot;Stockpiles&quot;;#REF!.$A$1:$H$1;0);    1;1;&quot;Stockpiles&quot;  ) )" office:value-type="float" office:value="0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ucateRecipe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5" table:number-columns-repeated="10" table:default-cell-style-name="Default"/>
        <table:table-row table:style-name="ro5">
          <table:table-cell table:style-name="ce4" office:value-type="string">
            <text:p>Name</text:p>
          </table:table-cell>
          <table:table-cell table:style-name="ce6" office:value-type="string">
            <text:p>Recipe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  <table:table-cell table:style-name="ce4" office:value-type="string">
            <text:p>EductItem</text:p>
          </table:table-cell>
          <table:table-cell table:style-name="ce9" office:value-type="string">
            <text:p>EductAmount</text:p>
          </table:table-cell>
        </table:table-row>
        <table:table-row table:style-name="ro5">
          <table:table-cell office:value-type="string">
            <text:p>Citizen</text:p>
          </table:table-cell>
          <table:table-cell table:style-name="ce7" table:formula="of:=IF(AND(NOT(ISBLANK([.C2]));NOT(ISBLANK([.D2])));  &quot;((itemType=&quot;&amp;[.C2]&amp;&quot;,amount=&quot;&amp;[.D2]&amp;&quot;)&quot;  &amp;IF(AND(NOT(ISBLANK([.E2]));NOT(ISBLANK([.F2])));   &quot;,(itemType=&quot;&amp;[.E2]&amp;&quot;,amount=&quot;&amp;[.F2]&amp;&quot;)&quot;   &amp;IF(AND(NOT(ISBLANK([.G2]));NOT(ISBLANK([.H2])));    &quot;,(itemType=&quot;&amp;[.G2]&amp;&quot;,amount=&quot;&amp;[.H2]&amp;&quot;)&quot;         &amp;IF(AND(NOT(ISBLANK([.I2]));NOT(ISBLANK([.J2])));     &quot;,(itemType=&quot;&amp;[.I2]&amp;&quot;,amount=&quot;&amp;[.J2]&amp;&quot;)&quot;     &amp;IF(AND(NOT(ISBLANK([.K2]));NOT(ISBLANK([.L2])));      &quot;,(itemType=&quot;&amp;[.K2]&amp;&quot;,amount=&quot;&amp;[.L2]&amp;&quot;))&quot;;      &quot;)&quot;)     ;&quot;)&quot;)    ;&quot;)&quot;)   ;&quot;)&quot;)  ;&quot;&quot;)" office:value-type="string" office:string-value="((itemType=GoldCoins,amount=1))">
            <text:p>((itemType=GoldCoins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office:value-type="string">
            <text:p>Knight</text:p>
          </table:table-cell>
          <table:table-cell table:style-name="ce7" table:formula="of:=IF(AND(NOT(ISBLANK([.C3]));NOT(ISBLANK([.D3])));  &quot;((itemType=&quot;&amp;[.C3]&amp;&quot;,amount=&quot;&amp;[.D3]&amp;&quot;)&quot;  &amp;IF(AND(NOT(ISBLANK([.E3]));NOT(ISBLANK([.F3])));   &quot;,(itemType=&quot;&amp;[.E3]&amp;&quot;,amount=&quot;&amp;[.F3]&amp;&quot;)&quot;   &amp;IF(AND(NOT(ISBLANK([.G3]));NOT(ISBLANK([.H3])));    &quot;,(itemType=&quot;&amp;[.G3]&amp;&quot;,amount=&quot;&amp;[.H3]&amp;&quot;)&quot;         &amp;IF(AND(NOT(ISBLANK([.I3]));NOT(ISBLANK([.J3])));     &quot;,(itemType=&quot;&amp;[.I3]&amp;&quot;,amount=&quot;&amp;[.J3]&amp;&quot;)&quot;     &amp;IF(AND(NOT(ISBLANK([.K3]));NOT(ISBLANK([.L3])));      &quot;,(itemType=&quot;&amp;[.K3]&amp;&quot;,amount=&quot;&amp;[.L3]&amp;&quot;))&quot;;      &quot;)&quot;)     ;&quot;)&quot;)    ;&quot;)&quot;)   ;&quot;)&quot;)  ;&quot;&quot;)" office:value-type="string" office:string-value="((itemType=GoldCoins,amount=1),(itemType=Sword,amount=1),(itemType=Shield,amount=1),(itemType=IronArmor,amount=1),(itemType=Horse,amount=1))">
            <text:p>((itemType=GoldCoins,amount=1),(itemType=Sword,amount=1),(itemType=Shield,amount=1),(itemType=IronArmor,amount=1),(itemType=Horse,amount=1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word</text:p>
          </table:table-cell>
          <table:table-cell table:style-name="ce10" office:value-type="float" office:value="1">
            <text:p>1</text:p>
          </table:table-cell>
          <table:table-cell table:style-name="ce8" office:value-type="string">
            <text:p>Shield</text:p>
          </table:table-cell>
          <table:table-cell table:style-name="ce10" office:value-type="float" office:value="1">
            <text:p>1</text:p>
          </table:table-cell>
          <table:table-cell office:value-type="string">
            <text:p>IronArmor</text:p>
          </table:table-cell>
          <table:table-cell office:value-type="float" office:value="1">
            <text:p>1</text:p>
          </table:table-cell>
          <table:table-cell table:style-name="ce8" office:value-type="string">
            <text:p>Horse</text:p>
          </table:table-cell>
          <table:table-cell table:style-name="ce10" office:value-type="float" office:value="1">
            <text:p>1</text:p>
          </table:table-cell>
        </table:table-row>
        <table:table-row table:style-name="ro5">
          <table:table-cell table:style-name="ce5" office:value-type="string">
            <text:p>Lord</text:p>
          </table:table-cell>
          <table:table-cell table:style-name="ce7" table:formula="of:=IF(AND(NOT(ISBLANK([.C4]));NOT(ISBLANK([.D4])));  &quot;((itemType=&quot;&amp;[.C4]&amp;&quot;,amount=&quot;&amp;[.D4]&amp;&quot;)&quot;  &amp;IF(AND(NOT(ISBLANK([.E4]));NOT(ISBLANK([.F4])));   &quot;,(itemType=&quot;&amp;[.E4]&amp;&quot;,amount=&quot;&amp;[.F4]&amp;&quot;)&quot;   &amp;IF(AND(NOT(ISBLANK([.G4]));NOT(ISBLANK([.H4])));    &quot;,(itemType=&quot;&amp;[.G4]&amp;&quot;,amount=&quot;&amp;[.H4]&amp;&quot;)&quot;         &amp;IF(AND(NOT(ISBLANK([.I4]));NOT(ISBLANK([.J4])));     &quot;,(itemType=&quot;&amp;[.I4]&amp;&quot;,amount=&quot;&amp;[.J4]&amp;&quot;)&quot;     &amp;IF(AND(NOT(ISBLANK([.K4]));NOT(ISBLANK([.L4])));      &quot;,(itemType=&quot;&amp;[.K4]&amp;&quot;,amount=&quot;&amp;[.L4]&amp;&quot;))&quot;;      &quot;)&quot;)     ;&quot;)&quot;)    ;&quot;)&quot;)   ;&quot;)&quot;)  ;&quot;&quot;)" office:value-type="string" office:string-value="((itemType=GoldCoins,amount=5),(itemType=Iron,amount=3))">
            <text:p>((itemType=GoldCoins,amount=5),(itemType=Iron,amount=3))</text:p>
          </table:table-cell>
          <table:table-cell table:style-name="ce8" office:value-type="string">
            <text:p>GoldCoins</text:p>
          </table:table-cell>
          <table:table-cell table:style-name="ce10" office:value-type="float" office:value="5">
            <text:p>5</text:p>
          </table:table-cell>
          <table:table-cell table:style-name="ce8" office:value-type="string">
            <text:p>Iron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 office:value-type="string">
            <text:p>Chicken</text:p>
          </table:table-cell>
          <table:table-cell table:style-name="ce7" table:formula="of:=IF(AND(NOT(ISBLANK([.C5]));NOT(ISBLANK([.D5])));  &quot;((itemType=&quot;&amp;[.C5]&amp;&quot;,amount=&quot;&amp;[.D5]&amp;&quot;)&quot;  &amp;IF(AND(NOT(ISBLANK([.E5]));NOT(ISBLANK([.F5])));   &quot;,(itemType=&quot;&amp;[.E5]&amp;&quot;,amount=&quot;&amp;[.F5]&amp;&quot;)&quot;   &amp;IF(AND(NOT(ISBLANK([.G5]));NOT(ISBLANK([.H5])));    &quot;,(itemType=&quot;&amp;[.G5]&amp;&quot;,amount=&quot;&amp;[.H5]&amp;&quot;)&quot;         &amp;IF(AND(NOT(ISBLANK([.I5]));NOT(ISBLANK([.J5])));     &quot;,(itemType=&quot;&amp;[.I5]&amp;&quot;,amount=&quot;&amp;[.J5]&amp;&quot;)&quot;     &amp;IF(AND(NOT(ISBLANK([.K5]));NOT(ISBLANK([.L5])));      &quot;,(itemType=&quot;&amp;[.K5]&amp;&quot;,amount=&quot;&amp;[.L5]&amp;&quot;))&quot;;      &quot;)&quot;)     ;&quot;)&quot;)    ;&quot;)&quot;)   ;&quot;)&quot;)  ;&quot;&quot;)" office:value-type="string" office:string-value="((itemType=Wheat,amount=1))">
            <text:p>((itemType=Wheat,amount=1))</text:p>
          </table:table-cell>
          <table:table-cell table:style-name="ce8" office:value-type="string">
            <text:p>Wheat</text:p>
          </table:table-cell>
          <table:table-cell table:style-name="ce10" office:value-type="float" office:value="1">
            <text:p>1</text:p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6]));NOT(ISBLANK([.D6])));  &quot;((itemType=&quot;&amp;[.C6]&amp;&quot;,amount=&quot;&amp;[.D6]&amp;&quot;)&quot;  &amp;IF(AND(NOT(ISBLANK([.E6]));NOT(ISBLANK([.F6])));   &quot;,(itemType=&quot;&amp;[.E6]&amp;&quot;,amount=&quot;&amp;[.F6]&amp;&quot;)&quot;   &amp;IF(AND(NOT(ISBLANK([.G6]));NOT(ISBLANK([.H6])));    &quot;,(itemType=&quot;&amp;[.G6]&amp;&quot;,amount=&quot;&amp;[.H6]&amp;&quot;)&quot;         &amp;IF(AND(NOT(ISBLANK([.I6]));NOT(ISBLANK([.J6])));     &quot;,(itemType=&quot;&amp;[.I6]&amp;&quot;,amount=&quot;&amp;[.J6]&amp;&quot;)&quot;     &amp;IF(AND(NOT(ISBLANK([.K6]));NOT(ISBLANK([.L6])));      &quot;,(itemType=&quot;&amp;[.K6]&amp;&quot;,amount=&quot;&amp;[.L6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>
          <table:table-cell table:style-name="ce5"/>
          <table:table-cell table:style-name="ce7" table:formula="of:=IF(AND(NOT(ISBLANK([.C7]));NOT(ISBLANK([.D7])));  &quot;((itemType=&quot;&amp;[.C7]&amp;&quot;,amount=&quot;&amp;[.D7]&amp;&quot;)&quot;  &amp;IF(AND(NOT(ISBLANK([.E7]));NOT(ISBLANK([.F7])));   &quot;,(itemType=&quot;&amp;[.E7]&amp;&quot;,amount=&quot;&amp;[.F7]&amp;&quot;)&quot;   &amp;IF(AND(NOT(ISBLANK([.G7]));NOT(ISBLANK([.H7])));    &quot;,(itemType=&quot;&amp;[.G7]&amp;&quot;,amount=&quot;&amp;[.H7]&amp;&quot;)&quot;         &amp;IF(AND(NOT(ISBLANK([.I7]));NOT(ISBLANK([.J7])));     &quot;,(itemType=&quot;&amp;[.I7]&amp;&quot;,amount=&quot;&amp;[.J7]&amp;&quot;)&quot;     &amp;IF(AND(NOT(ISBLANK([.K7]));NOT(ISBLANK([.L7])));      &quot;,(itemType=&quot;&amp;[.K7]&amp;&quot;,amount=&quot;&amp;[.L7]&amp;&quot;))&quot;;      &quot;)&quot;)     ;&quot;)&quot;)    ;&quot;)&quot;)   ;&quot;)&quot;)  ;&quot;&quot;)">
            <text:p/>
          </table:table-cell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2"/>
          <table:table-cell table:style-name="ce8"/>
          <table:table-cell table:style-name="ce10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3.11.2018</text:date>, <text:time>15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53M18S</meta:editing-duration>
    <meta:editing-cycles>77</meta:editing-cycles>
    <meta:generator>OpenOffice/4.1.3$Win32 OpenOffice.org_project/413m1$Build-9783</meta:generator>
    <dc:date>2018-11-13T15:33:24.37</dc:date>
    <dc:creator>Felix </dc:creator>
    <meta:document-statistic meta:table-count="4" meta:cell-count="283" meta:object-count="0"/>
    <meta:user-defined meta:name="Info 1"/>
    <meta:user-defined meta:name="Info 2"/>
    <meta:user-defined meta:name="Info 3"/>
    <meta:user-defined meta:name="Info 4"/>
  </office:meta>
</office:document-meta>
</file>